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9630c" officeooo:paragraph-rsid="0019630c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fo:font-weight="bold" officeooo:rsid="0019630c" officeooo:paragraph-rsid="0019630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bold" officeooo:rsid="0018a837" officeooo:paragraph-rsid="0018a837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2pt" fo:letter-spacing="normal" fo:font-style="normal" fo:font-weight="normal" officeooo:rsid="0018a837" officeooo:paragraph-rsid="0018a83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T1" style:family="text">
      <style:text-properties fo:color="#d8d8d8" style:font-name="Monospace" fo:font-size="10pt" style:font-size-asian="10pt"/>
    </style:style>
    <style:style style:name="T2" style:family="text">
      <style:text-properties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 a program to check whether the email ID entered by user is valid or not using Regular Expressions.</text:p>
      <text:p text:style-name="P4"/>
      <text:p text:style-name="P5">Input code:</text:p>
      <text:p text:style-name="P5"/>
      <text:p text:style-name="P6">package module01;</text:p>
      <text:p text:style-name="P6"/>
      <text:p text:style-name="P6">import java.util.Scanner;</text:p>
      <text:p text:style-name="P6">import java.util.regex.Pattern;</text:p>
      <text:p text:style-name="P6"/>
      <text:p text:style-name="P6">public class emailvalidator {</text:p>
      <text:p text:style-name="P6"><text:tab/></text:p>
      <text:p text:style-name="P6"><text:tab/>public static boolean isValid(String email) </text:p>
      <text:p text:style-name="P6"><text:s text:c="4"/>{ </text:p>
      <text:p text:style-name="P6"><text:s text:c="8"/>String emailRegex = "^[a-zA-Z0-9_+&amp;*-]+(?:\\."+ </text:p>
      <text:p text:style-name="P6"><text:s text:c="28"/>"[a-zA-Z0-9_+&amp;*-]+)*@" + </text:p>
      <text:p text:style-name="P6"><text:s text:c="28"/>"(?:[a-zA-Z0-9-]+\\.)+[a-z" + </text:p>
      <text:p text:style-name="P6"><text:s text:c="28"/>"A-Z]{2,7}$"; </text:p>
      <text:p text:style-name="P6"><text:s text:c="30"/></text:p>
      <text:p text:style-name="P6"><text:s text:c="8"/>Pattern pat = Pattern.compile(emailRegex); </text:p>
      <text:p text:style-name="P6"><text:s text:c="8"/>if (email == null) </text:p>
      <text:p text:style-name="P6"><text:s text:c="12"/>return false; </text:p>
      <text:p text:style-name="P6"><text:s text:c="8"/>return pat.matcher(email).matches(); </text:p>
      <text:p text:style-name="P6"><text:s text:c="4"/>} </text:p>
      <text:p text:style-name="P6"/>
      <text:p text:style-name="P6"><text:tab/>public static void main(String[] args) {</text:p>
      <text:p text:style-name="P6"><text:tab/><text:tab/>String email;</text:p>
      <text:p text:style-name="P6"><text:tab/><text:tab/>Scanner sc= new Scanner(System.in);</text:p>
      <text:p text:style-name="P6"><text:tab/><text:tab/>System.out.println("Enter emil id");</text:p>
      <text:p text:style-name="P6"><text:tab/><text:tab/>email= sc.next();</text:p>
      <text:p text:style-name="P6"><text:s text:c="8"/>if (isValid(email)) </text:p>
      <text:p text:style-name="P6"><text:s text:c="12"/>System.out.print("Yes"); </text:p>
      <text:p text:style-name="P6"><text:s text:c="8"/>else</text:p>
      <text:p text:style-name="P6"><text:s text:c="12"/>System.out.print("No"); </text:p>
      <text:p text:style-name="P6"/>
      <text:p text:style-name="P6"><text:tab/>}</text:p>
      <text:p text:style-name="P6"/>
      <text:p text:style-name="P6">}</text:p>
      <text:p text:style-name="P1"/>
      <text:p text:style-name="P2">output:</text:p>
      <text:p text:style-name="P2">case 1:</text:p>
      <text:p text:style-name="P3"><text:span text:style-name="T2">Enter emil id</text:span></text:p>
      <text:p text:style-name="P7"><text:span text:style-name="T2">tanushinde0409@gmail.com</text:span></text:p>
      <text:p text:style-name="P8"/>
      <text:p text:style-name="P3"><text:span text:style-name="T2">VALID EMAIL Id</text:span></text:p>
      <text:p text:style-name="P3"><text:span text:style-name="T2"/></text:p>
      <text:p text:style-name="P3"><text:span text:style-name="T2">case 2:</text:span></text:p>
      <text:p text:style-name="P3"><text:span text:style-name="T2">Enter emil id</text:span></text:p>
      <text:p text:style-name="P7"><text:span text:style-name="T2">tanujashinde.com</text:span></text:p>
      <text:p text:style-name="P8"/>
      <text:p text:style-name="P3"><text:span text:style-name="T2">INVALID EMAIL I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2:13:40.404221191</meta:creation-date>
    <dc:date>2020-04-14T12:17:19.731439409</dc:date>
    <meta:editing-duration>PT3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102" meta:character-count="1046" meta:non-whitespace-character-count="749"/>
  </office:meta>
</office:document-meta>
</file>